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71H09M28.891051S" calcext:value-type="time">
            <text:p>1071:0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16H01M56.277S" calcext:value-type="time">
            <text:p>16: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07:59:12.8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9T16:53:58.995000000</dc:date>
    <meta:editing-duration>P47DT1H5M35S</meta:editing-duration>
    <meta:editing-cycles>1246</meta:editing-cycles>
    <meta:generator>LibreOffice/7.2.6.2$Windows_X86_64 LibreOffice_project/b0ec3a565991f7569a5a7f5d24fed7f52653d754</meta:generator>
    <meta:document-statistic meta:table-count="2" meta:cell-count="1560" meta:object-count="0"/>
  </office:meta>
</office:document-meta>
</file>